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2" style:family="paragraph" style:parent-style-name="body3">
      <style:paragraph-properties fo:margin-top="0in" fo:margin-bottom="0in"/>
      <style:text-properties style:font-name="Verdana" fo:font-size="12pt" style:font-size-asian="12pt"/>
    </style:style>
    <style:style style:name="P3"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P4" style:family="paragraph" style:parent-style-name="Title">
      <style:text-properties style:font-name="Verdana" fo:font-size="11pt" style:text-underline-style="none" fo:font-weight="normal" style:font-size-asian="11pt" style:font-weight-asian="normal"/>
    </style:style>
    <style:style style:name="P5" style:family="paragraph" style:parent-style-name="Title">
      <style:paragraph-properties fo:text-align="start" style:justify-single-word="false"/>
      <style:text-properties style:font-name="Verdana" fo:font-size="11pt" style:font-size-asian="11pt"/>
    </style:style>
    <style:style style:name="P6" style:family="paragraph" style:parent-style-name="Title">
      <style:text-properties style:font-name="Verdana" fo:font-size="10pt" style:text-underline-style="none" fo:font-weight="normal" style:font-size-asian="10pt" style:font-weight-asian="normal"/>
    </style:style>
    <style:style style:name="P7" style:family="paragraph" style:parent-style-name="Subtitle">
      <style:text-properties style:font-name="Verdana" fo:font-size="11pt" fo:font-weight="normal" style:font-size-asian="11pt" style:font-weight-asian="normal"/>
    </style:style>
    <style:style style:name="P8" style:family="paragraph" style:parent-style-name="Subtitle">
      <style:text-properties fo:color="#000080" style:font-name="Verdana" fo:font-size="11pt" style:font-size-asian="11pt"/>
    </style:style>
    <style:style style:name="P9"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10" style:family="paragraph" style:parent-style-name="Body_20_Text_20_2">
      <style:text-properties style:font-name="Verdana" fo:font-size="11pt" style:font-size-asian="11pt"/>
    </style:style>
    <style:style style:name="P11" style:family="paragraph" style:parent-style-name="Standard">
      <style:text-properties style:font-name="Verdana" fo:font-size="11pt" style:font-size-asian="11pt"/>
    </style:style>
    <style:style style:name="P12" style:family="paragraph" style:parent-style-name="Standard">
      <style:paragraph-properties>
        <style:tab-stops>
          <style:tab-stop style:position="0.25in"/>
        </style:tab-stops>
      </style:paragraph-properties>
      <style:text-properties style:font-name="Verdana" fo:font-size="11pt" style:font-size-asian="11pt"/>
    </style:style>
    <style:style style:name="P13" style:family="paragraph" style:parent-style-name="Standard">
      <style:text-properties fo:color="#000080" style:font-name="Verdana" fo:font-size="11pt" fo:font-weight="bold" style:font-size-asian="11pt" style:font-weight-asian="bold" style:font-weight-complex="bold"/>
    </style:style>
    <style:style style:name="P14" style:family="paragraph" style:parent-style-name="Standard">
      <style:paragraph-properties>
        <style:tab-stops>
          <style:tab-stop style:position="0.25in"/>
        </style:tab-stops>
      </style:paragraph-properties>
      <style:text-properties style:font-name="Verdana1" fo:font-size="11pt" style:font-size-asian="11pt" style:font-size-complex="11pt"/>
    </style:style>
    <style:style style:name="P15" style:family="paragraph" style:parent-style-name="Standard">
      <style:paragraph-properties fo:margin-left="0.5in" fo:margin-right="0in" fo:text-indent="0.5in" style:auto-text-indent="false"/>
      <style:text-properties style:font-name="Verdana" fo:font-size="11pt" style:font-size-asian="11pt"/>
    </style:style>
    <style:style style:name="P16"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17"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style>
    <style:style style:name="P18" style:family="paragraph" style:parent-style-name="Standard">
      <style:paragraph-properties fo:margin-left="0in" fo:margin-right="0in" fo:text-indent="0in" style:auto-text-indent="false"/>
      <style:text-properties fo:color="#000080" style:font-name="Verdana1" fo:font-size="11pt" fo:font-weight="bold" style:font-size-asian="11pt" style:font-weight-asian="bold" style:font-size-complex="11pt"/>
    </style:style>
    <style:style style:name="P19" style:family="paragraph" style:parent-style-name="Text_20_body">
      <style:text-properties style:font-name="Verdana" fo:font-size="11pt" fo:font-style="italic" fo:font-weight="normal" style:font-size-asian="11pt" style:font-style-asian="italic" style:font-weight-asian="normal" style:font-style-complex="italic"/>
    </style:style>
    <style:style style:name="P20" style:family="paragraph" style:parent-style-name="Text_20_body">
      <style:text-properties style:font-name="Verdana" fo:font-size="11pt" fo:font-style="italic" style:font-size-asian="11pt" style:font-style-asian="italic"/>
    </style:style>
    <style:style style:name="P21" style:family="paragraph" style:parent-style-name="Text_20_body">
      <style:text-properties style:font-name="Verdana" fo:font-size="11pt" fo:font-style="italic" style:font-size-asian="11pt" style:font-style-asian="italic" style:font-style-complex="italic"/>
    </style:style>
    <style:style style:name="P22" style:family="paragraph" style:parent-style-name="Text_20_body">
      <style:text-properties style:font-name="Verdana" fo:font-size="11pt" fo:font-weight="normal" style:font-size-asian="11pt" style:font-weight-asian="normal"/>
    </style:style>
    <style:style style:name="P23" style:family="paragraph" style:parent-style-name="Text_20_body">
      <style:paragraph-properties fo:text-align="start" style:justify-single-word="false"/>
      <style:text-properties style:font-name="Verdana" fo:font-size="11pt" style:text-underline-style="none" fo:font-weight="normal" style:font-size-asian="11pt" style:font-weight-asian="normal"/>
    </style:style>
    <style:style style:name="P24" style:family="paragraph" style:parent-style-name="Text_20_body">
      <style:paragraph-properties fo:text-align="start" style:justify-single-word="false"/>
      <style:text-properties style:font-name="Verdana" fo:font-size="8pt" fo:font-weight="normal" style:font-size-asian="8pt" style:font-size-complex="8pt"/>
    </style:style>
    <style:style style:name="P25"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26"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27"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P28"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9" style:family="paragraph" style:parent-style-name="Standard">
      <style:paragraph-properties fo:margin-left="0.5in" fo:margin-right="0in" fo:orphans="2" fo:widows="2" fo:text-indent="-0.5in" style:auto-text-indent="false" style:writing-mode="lr-tb"/>
      <style:text-properties style:use-window-font-color="true" style:font-name="Verdana1" fo:font-size="11pt" fo:language="en" fo:country="GB" fo:font-weight="bold" style:font-name-asian="Times New Roman" style:font-size-asian="11pt" style:font-weight-asian="bold" style:font-name-complex="Times New Roman" style:font-size-complex="10pt" style:language-complex="ar" style:country-complex="SA"/>
    </style:style>
    <style:style style:name="P30" style:family="paragraph" style:parent-style-name="Standard">
      <style:paragraph-properties fo:margin-left="0.5in" fo:margin-right="0in" fo:orphans="2" fo:widows="2" fo:text-indent="-0.5in" style:auto-text-indent="false" style:writing-mode="lr-tb"/>
      <style:text-properties fo:color="#666666" style:font-name="Verdana1"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1pt" style:language-complex="ar" style:country-complex="SA"/>
    </style:style>
    <style:style style:name="P31" style:family="paragraph" style:parent-style-name="Standard" style:list-style-name="L1">
      <style:paragraph-properties>
        <style:tab-stops>
          <style:tab-stop style:position="0.25in"/>
        </style:tab-stops>
      </style:paragraph-properties>
      <style:text-properties style:font-name="Verdana" fo:font-size="11pt" style:font-size-asian="11pt"/>
    </style:style>
    <style:style style:name="P32" style:family="paragraph" style:parent-style-name="Standard" style:list-style-name="L1">
      <style:paragraph-properties style:writing-mode="lr-tb">
        <style:tab-stops>
          <style:tab-stop style:position="0.25in"/>
        </style:tab-stops>
      </style:paragraph-properties>
      <style:text-properties style:font-name="Verdana" fo:font-size="11pt" style:font-size-asian="11pt"/>
    </style:style>
    <style:style style:name="P33"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1pt" fo:letter-spacing="normal" fo:language="en" fo:country="GB" fo:font-style="italic" style:text-underline-style="solid" style:text-underline-width="auto" style:text-underline-color="font-color" fo:font-weight="normal" style:font-name-asian="Times New Roman" style:font-size-asian="11pt" style:font-weight-asian="normal" style:font-name-complex="Times New Roman" style:font-size-complex="11pt" style:language-complex="ar" style:country-complex="SA" style:font-weight-complex="normal"/>
    </style:style>
    <style:style style:name="P34" style:family="paragraph" style:parent-style-name="Standard">
      <style:paragraph-properties fo:margin-left="0.5in" fo:margin-right="0in" fo:text-indent="-0.5in" style:auto-text-indent="false"/>
      <style:text-properties fo:font-variant="normal" fo:text-transform="none" fo:color="#666666" style:font-name="Verdana1" fo:font-size="11pt" fo:letter-spacing="normal" fo:font-style="normal" style:text-underline-style="solid" style:text-underline-width="auto" style:text-underline-color="font-color" fo:font-weight="bold" style:font-size-asian="11pt" style:font-style-asian="normal" style:font-weight-asian="bold" style:font-size-complex="11pt" style:font-style-complex="normal" style:font-weight-complex="normal"/>
    </style:style>
    <style:style style:name="P35" style:family="paragraph" style:parent-style-name="Text_20_body"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6"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style>
    <style:style style:name="P37" style:family="paragraph" style:parent-style-name="Heading_20_3">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38" style:family="paragraph" style:parent-style-name="Heading_20_3">
      <style:paragraph-properties fo:margin-left="0.5in" fo:margin-right="0in" fo:orphans="2" fo:widows="2" fo:text-indent="-0.5in" style:auto-text-indent="false" style:writing-mode="lr-tb"/>
    </style:style>
    <style:style style:name="P39"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P40"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style>
    <style:style style:name="P41"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42" style:family="paragraph" style:parent-style-name="Sub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3" style:family="paragraph" style:parent-style-name="Title" style:master-page-name="Standard">
      <style:paragraph-properties style:page-number="auto"/>
      <style:text-properties fo:color="#000080" style:font-name="Verdana" fo:font-size="16pt" style:font-size-asian="16pt"/>
    </style:style>
    <style:style style:name="P44" style:family="paragraph" style:parent-style-name="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45" style:family="paragraph" style:parent-style-name="Title" style:list-style-name="WW8Num5">
      <style:paragraph-properties fo:text-align="start" style:justify-single-word="false" style:writing-mode="lr-tb"/>
      <style:text-properties style:font-name="Verdana" fo:font-size="11pt"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3" style:family="text">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T4" style:family="text">
      <style:text-properties fo:font-variant="normal" fo:text-transform="none" style:use-window-font-color="true" style:font-name="Verdana1" fo:font-size="11pt" fo:letter-spacing="normal" fo:language="en" fo:country="GB" fo:font-style="normal" fo:font-weight="bold" style:font-name-asian="Times New Roman" style:font-size-asian="11pt" style:font-style-asian="normal" style:font-weight-asian="bold" style:font-name-complex="Times New Roman" style:font-size-complex="11pt" style:language-complex="ar" style:country-complex="SA" style:font-style-complex="normal" style:font-weight-complex="normal"/>
    </style:style>
    <style:style style:name="T5" style:family="text">
      <style:text-properties fo:font-variant="normal" fo:text-transform="none" style:use-window-font-color="true" style:font-name="Verdana1" fo:font-size="11pt" fo:letter-spacing="normal" fo:language="en" fo:country="GB" fo:font-style="italic" fo:font-weight="bold" style:font-name-asian="Times New Roman" style:font-size-asian="11pt" style:font-weight-asian="bold" style:font-name-complex="Times New Roman" style:font-size-complex="11pt" style:language-complex="ar" style:country-complex="SA" style:font-weight-complex="normal"/>
    </style:style>
    <style:style style:name="T6" style:family="text">
      <style:text-properties fo:font-variant="normal" fo:text-transform="none" fo:color="#000000" style:font-name="Consolas" fo:font-size="9pt" fo:letter-spacing="normal" fo:font-style="normal" style:text-underline-style="none" style:font-size-asian="11pt" style:font-size-complex="11pt"/>
    </style:style>
    <style:style style:name="T7" style:family="text">
      <style:text-properties fo:font-variant="normal" fo:text-transform="none" fo:color="#000000" style:font-name="Consolas" fo:letter-spacing="normal" fo:font-style="normal"/>
    </style:style>
    <style:style style:name="T8" style:family="text">
      <style:text-properties fo:font-variant="normal" fo:text-transform="none" fo:color="#000000" style:font-name="Verdana1" fo:letter-spacing="normal" fo:font-style="normal" style:text-underline-style="none" style:font-size-asian="11pt" style:font-size-complex="11pt"/>
    </style:style>
    <style:style style:name="T9"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T10"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T11" style:family="text">
      <style:text-properties style:use-window-font-color="true" style:font-name="Verdana" fo:language="en" fo:country="GB" fo:font-weight="bold" style:font-name-asian="Times New Roman" style:font-weight-asian="bold" style:font-name-complex="Times New Roman" style:language-complex="ar" style:country-complex="SA"/>
    </style:style>
    <style:style style:name="T12" style:family="text">
      <style:text-properties style:font-weight-complex="normal"/>
    </style:style>
    <style:style style:name="T13" style:family="text">
      <style:text-properties fo:color="#000080" style:font-name="Times New Roman" fo:font-size="11pt" fo:language="zxx" fo:country="none" style:text-underline-style="solid" style:text-underline-width="auto" style:text-underline-color="font-color" fo:font-weight="normal" style:font-name-asian="Times New Roman" style:font-size-asian="11pt" style:language-asian="zxx" style:country-asian="none" style:font-weight-asian="normal" style:font-name-complex="Times New Roman" style:font-size-complex="10pt" style:language-complex="zxx" style:country-complex="none" style:font-weight-complex="normal"/>
    </style:style>
    <style:style style:name="T14" style:family="text">
      <style:text-properties fo:color="#000080" style:font-name="Verdana1" fo:font-size="11pt" fo:font-weight="bold" style:font-size-asian="11pt" style:font-weight-asian="bold" style:font-size-complex="11pt"/>
    </style:style>
    <style:style style:name="T15" style:family="text">
      <style:text-properties style:font-name="Verdana1" style:font-size-complex="11pt"/>
    </style:style>
    <style:style style:name="T16" style:family="text">
      <style:text-properties style:text-underline-style="none" style:font-size-asian="11pt" style:font-weight-asian="normal"/>
    </style:style>
    <style:style style:name="T17" style:family="text">
      <style:text-properties style:text-underline-style="none" style:font-weight-asian="normal"/>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aniel Chcouri</text:p>
      <text:p text:style-name="P4"/>
      <text:p text:style-name="P6">Tzvi Erlich 3 b Rehovot, 054-8836191, <text:a xlink:type="simple" xlink:href="mailto:333222@gmail.com">333222@gmail.com</text:a>, http://theosp.github.io/</text:p>
      <text:p text:style-name="P5"/>
      <text:list xml:id="list1354762096" text:style-name="WW8Num5">
        <text:list-item>
          <text:p text:style-name="P45"><text:span text:style-name="T16">These days I'm very enthusiastic about Meteor and Node.js in general. In August Penguin 2013* conference I've </text:span><text:span text:style-name="T8">demonstrated a socket.io based Pong game I developed in which the audience smart phones were used as remote controllers for a game arena that was displayed in a main screen.</text:span><text:span text:style-name="T6"> </text:span><text:span text:style-name="T16">I'm also working with a friend on a Meteor based online game.</text:span></text:p>
        </text:list-item>
        <text:list-item>
          <text:p text:style-name="P44">Using the Unix command line for my day to day work, and Vim as my editor – See a lecture I gave about my working environment in August Penguin 2010: <text:a xlink:type="simple" xlink:href="http://bit.ly/fl34A9">http://bit.ly/fl34A9</text:a> .</text:p>
        </text:list-item>
        <text:list-item>
          <text:p text:style-name="P44">Extensive experience in all aspects of web-development - both server-side and client.</text:p>
        </text:list-item>
        <text:list-item>
          <text:p text:style-name="P44">Long experience with GIT.</text:p>
        </text:list-item>
        <text:list-item>
          <text:p text:style-name="P44">I derive great joy from contributing features and bug fixes to open source projects. <text:a xlink:type="simple" xlink:href="https://github.com/theosp">https://github.com/theosp</text:a> – see also next page</text:p>
        </text:list-item>
        <text:list-item>
          <text:p text:style-name="P42">Experienced with using cloud services. In particular: App Engine and AWS.</text:p>
        </text:list-item>
        <text:list-item>
          <text:p text:style-name="P35">Always eager to be at the edge of technological development - Y Combinator news is my home page</text:p>
        </text:list-item>
        <text:list-item>
          <text:p text:style-name="P35">Check also my humble Stack Overflow account: <text:a xlink:type="simple" xlink:href="http://bit.ly/iQx6yM">http://bit.ly/iQx6yM</text:a></text:p>
        </text:list-item>
      </text:list>
      <text:p text:style-name="P23"/>
      <text:p text:style-name="P24"><text:span text:style-name="T17">* </text:span><text:span text:style-name="T7">the annual convention of the Israeli linux and open source communities.</text:span></text:p>
      <text:p text:style-name="P11"/>
      <text:p text:style-name="P8">CAREER &amp; ACHIEVEMENTS</text:p>
      <text:p text:style-name="P7"/>
      <text:p text:style-name="P22"><text:span text:style-name="T1">Comigo, Hod Hasharon, Israel</text:span><text:tab/><text:tab/><text:span text:style-name="T1">June 2013 - Present</text:span></text:p>
      <text:p text:style-name="P22"/>
      <text:p text:style-name="P19">Web Developer</text:p>
      <text:list xml:id="list7149683832" text:style-name="L1">
        <text:list-item>
          <text:p text:style-name="P31">Developing an Apple Push Notification Service provider server with ruby + redis</text:p>
        </text:list-item>
        <text:list-item>
          <text:p text:style-name="P31">Developing a single page for the production and presentation of statistical data</text:p>
        </text:list-item>
        <text:list-item>
          <text:p text:style-name="P31">Developing integration with the the Odnoklassniki API's (See school_friend in the Contributions section below)</text:p>
        </text:list-item>
      </text:list>
      <text:p text:style-name="P12">fs</text:p>
      <text:p text:style-name="P22"/>
      <text:h text:style-name="P36" text:outline-level="3">Razoss, Tel-Aviv, Israel<text:tab/><text:tab/><text:tab/><text:tab/>June 2010 – November 2012</text:h>
      <text:p text:style-name="P15"/>
      <text:p text:style-name="P20">Designed the architecture and implemented a user friendly extensible toolbars generator (like Wibiya/Conduit)</text:p>
      <text:list xml:id="list714971883" text:continue-numbering="true" text:style-name="L1">
        <text:list-item>
          <text:p text:style-name="P31">Working in Google App Engine cloud</text:p>
        </text:list-item>
        <text:list-item>
          <text:p text:style-name="P31">Developing a low-cost scalable analytics system</text:p>
        </text:list-item>
        <text:list-item>
          <text:p text:style-name="P31">Developing a secured users authentication system which isn't based on ssl (i.e. uses </text:p>
          <text:p text:style-name="P31">the http protocol). The system is safe against XSS and network sniffing attempts to </text:p>
          <text:p text:style-name="P31">steal the user password, safe against session steal, safe against replay attacks </text:p>
          <text:p text:style-name="P31">supports ip roaming, and some more features...) </text:p>
        </text:list-item>
        <text:list-item>
          <text:p text:style-name="P31">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31">Widgets development (jQuery/jQueryUI)</text:p>
        </text:list-item>
      </text:list>
      <text:p text:style-name="P22"/>
      <text:h text:style-name="P40" text:outline-level="3">WhiteWeb, Ramat-Gan, Israel<text:tab/><text:tab/><text:tab/>March 2009 – June 2010</text:h>
      <text:p text:style-name="P15"/>
      <text:p text:style-name="P21">Implementing and maintaining Babylon's translation/dictionary sites</text:p>
      <text:list xml:id="list1517876783" text:continue-numbering="true" text:style-name="L1">
        <text:list-item>
          <text:p text:style-name="P31">Rebuilding Babylon's online translation and online dictionary websites: both for product improvements and SEO improvements. See http://translation.babylon.com and http://dictionary.babylon.com</text:p>
        </text:list-item>
        <text:list-item>
          <text:p text:style-name="P31">System administration of LAMP VPSes using SSH (CentOS and Ubuntu)</text:p>
        </text:list-item>
        <text:list-item>
          <text:p text:style-name="P32">Developing JS based translation widget with different skins</text:p>
        </text:list-item>
      </text:list>
      <text:p text:style-name="P11"/>
      <text:h text:style-name="P40" text:outline-level="3"><text:soft-page-break/></text:h>
      <text:h text:style-name="P40" text:outline-level="3">Convertonet (Mansion), Hertzelia, Israel<text:tab/>April 2008 – February 2009</text:h>
      <text:p text:style-name="P10"/>
      <text:p text:style-name="P21">Coding for the SEO Department</text:p>
      <text:list xml:id="list224300698" text:continue-numbering="true" text:style-name="L1">
        <text:list-item>
          <text:p text:style-name="P31">Process automation using GreaseMonkey based scripts</text:p>
        </text:list-item>
        <text:list-item>
          <text:p text:style-name="P31">Implementing SEO changes on Casino.Com and Mansion Casino sites</text:p>
        </text:list-item>
        <text:list-item>
          <text:p text:style-name="P31">Developing PHP-based tools in order to control and expand the peripheral SEO network of Mansion Team and Casino.Com sites</text:p>
        </text:list-item>
        <text:list-item>
          <text:p text:style-name="P31">Developing scripts which automatically installed hundreds of Wordpress sites on VPSes and routinely added content to them</text:p>
        </text:list-item>
      </text:list>
      <text:p text:style-name="P9"/>
      <text:p text:style-name="P9">PERSONAL DETAILS</text:p>
      <text:p text:style-name="P25"/>
      <text:p text:style-name="P11">Date of birth: 02-07-1989</text:p>
      <text:p text:style-name="P11">Status: Single</text:p>
      <text:p text:style-name="P11">Nationality: Israeli</text:p>
      <text:p text:style-name="P11"/>
      <text:p text:style-name="P13">HOBBIES</text:p>
      <text:p text:style-name="P11"/>
      <text:list xml:id="list2167468464" text:continue-numbering="true" text:style-name="L1">
        <text:list-item>
          <text:p text:style-name="P31">I have a high interest in philosophy.</text:p>
        </text:list-item>
        <text:list-item>
          <text:p text:style-name="P31">I love to expand my knowledge in the field of economy. I am a value Investor following Benjamin Graham's principals.</text:p>
        </text:list-item>
      </text:list>
      <text:p text:style-name="P11"/>
      <text:h text:style-name="P41" text:outline-level="3">OPEN SOURCE PROJECTS</text:h>
      <text:p text:style-name="P16"/>
      <text:h text:style-name="P37" text:outline-level="3">My Projects:</text:h>
      <text:p text:style-name="P26"/>
      <text:h text:style-name="P38" text:outline-level="3"><text:span text:style-name="T9">osp-dist<text:tab/><text:tab/><text:tab/><text:tab/><text:tab/></text:span><text:a xlink:type="simple" xlink:href="https://github.com/theosp/osp-dist">https://github.com/theosp/osp-dist</text:a></text:h>
      <text:h text:style-name="P38" text:outline-level="3"><text:tab/><text:span text:style-name="T3">My development environment</text:span></text:h>
      <text:p text:style-name="P16"/>
      <text:h text:style-name="P38" text:outline-level="3"><text:span text:style-name="T9">bupler-lib<text:tab/><text:tab/><text:tab/><text:tab/><text:tab/></text:span><text:a xlink:type="simple" xlink:href="https://github.com/theosp/bupler-lib">https://github.com/theosp/bupler-lib</text:a></text:h>
      <text:h text:style-name="P38" text:outline-level="3"><text:span text:style-name="T9"><text:tab/></text:span><text:span text:style-name="T3">BASH library that was born with the jQuery's moto: "Write Less, Do More". It's an attempt to make the BASH language pseudo object oriented.</text:span></text:h>
      <text:p text:style-name="P27"/>
      <text:h text:style-name="P38" text:outline-level="3"><text:span text:style-name="T9">Theosp-common-js<text:tab/><text:tab/><text:tab/></text:span><text:a xlink:type="simple" xlink:href="https://github.com/theosp/theosp_common_js">https://github.com/theosp/theosp_common_js</text:a><text:span text:style-name="T9"><text:tab/></text:span></text:h>
      <text:h text:style-name="P38" text:outline-level="3"><text:span text:style-name="T12"><text:tab/></text:span><text:span text:style-name="T3">My small JS lib I use in every project</text:span></text:h>
      <text:p text:style-name="P26"/>
      <text:h text:style-name="P38" text:outline-level="3"><text:span text:style-name="T9">theosp-nodejs-template-engine</text:span><text:span text:style-name="T11"><text:tab/></text:span><text:a xlink:type="simple" xlink:href="https://github.com/theosp/theosp-nodejs-template-engine">https://github.com/theosp/theosp-nodejs-template-engine</text:a></text:h>
      <text:h text:style-name="P38" text:outline-level="3"><text:span text:style-name="T10"><text:tab/></text:span><text:span text:style-name="T3">Template engine for nodejs</text:span></text:h>
      <text:p text:style-name="P26"/>
      <text:p text:style-name="P28">Contributions:</text:p>
      <text:p text:style-name="P29"/>
      <text:p text:style-name="P30">Features:</text:p>
      <text:p text:style-name="P14"/>
      <text:h text:style-name="P38" text:outline-level="3"><text:span text:style-name="T9">school_friend gem<text:tab/></text:span><text:a xlink:type="simple" xlink:href="https://github.com/kostyantyn/school_friend/pull/1"><text:span text:style-name="T13">https://github.com/kostyantyn/school_friend/pull/1</text:span></text:a></text:h>
      <text:h text:style-name="P39" text:outline-level="3"><text:tab/>Oauth2 support implementation for the odnoklassniki API's ruby gem "school_friend”</text:h>
      <text:p text:style-name="P14"/>
      <text:h text:style-name="P38" text:outline-level="3"><text:span text:style-name="T4">jquery</text:span><text:span text:style-name="T5">-</text:span><text:span text:style-name="T4">tokeninput</text:span><text:span text:style-name="T5"><text:tab/></text:span><text:a xlink:type="simple" xlink:href="https://github.com/loopj/jquery-tokeninput/pull/105#issuecomment-1364469"><text:span text:style-name="T2">https://github.com/loopj/jquery-tokeninput/pull/105#issuecomment-1364469</text:span></text:a></text:h>
      <text:h text:style-name="P39" text:outline-level="3"><text:tab/>Improved UI experience</text:h>
      <text:p text:style-name="P33"/>
      <text:p text:style-name="P34">Bug Fixes:</text:p>
      <text:p text:style-name="P18"/>
      <text:h text:style-name="P38" text:outline-level="3"><text:span text:style-name="T4">NodeJS: </text:span><text:a xlink:type="simple" xlink:href="https://github.com/joyent/node/pull/500"><text:span text:style-name="T13">https://github.com/joyent/node/pull/500</text:span></text:a></text:h>
      <text:h text:style-name="P38" text:outline-level="3"><text:span text:style-name="T4">Koala GEM:</text:span><text:span text:style-name="T15"> </text:span><text:a xlink:type="simple" xlink:href="https://github.com/arsduo/koala/pull/318"><text:span text:style-name="T13">https://github.com/arsduo/koala/pull/318</text:span></text:a></text:h>
      <text:h text:style-name="P38" text:outline-level="3"><text:span text:style-name="T4">APNS GEM:</text:span><text:span text:style-name="T14"> </text:span><text:a xlink:type="simple" xlink:href="https://github.com/jpoz/APNS/pull/22#issuecomment-23446746"><text:span text:style-name="T13">https://github.com/jpoz/APNS/pull/22</text:span></text:a></text:h>
      <text:h text:style-name="P38" text:outline-level="3"><text:span text:style-name="T4">HeadJS:</text:span><text:span text:style-name="T13"> </text:span><text:a xlink:type="simple" xlink:href="https://github.com/headjs/headjs/pull/166#issuecomment-2435627"><text:span text:style-name="T2">https://github.com/headjs/headjs/pull/166</text:span></text:a></text:h>
      <text:p text:style-name="P18"/>
      <text:p text:style-name="P17"/>
      <text:p text:style-name="P16"/>
      <text:p text:style-name="P16"/>
      <text:p text:style-name="P3">DANIEL CHCOURI</text:p>
      <text:h text:style-name="P41"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1">Meteor</text:p>
          </table:table-cell>
          <table:table-cell table:style-name="Table1.A1" office:value-type="string">
            <text:p text:style-name="P1">CSS</text:p>
          </table:table-cell>
          <table:table-cell table:style-name="Table1.A1" office:value-type="string">
            <text:p text:style-name="P1">Redis</text:p>
          </table:table-cell>
          <table:table-cell table:style-name="Table1.D1" office:value-type="string">
            <text:p text:style-name="P1">Simpledb</text:p>
          </table:table-cell>
        </table:table-row>
        <table:table-row table:style-name="Table1.1">
          <table:table-cell table:style-name="Table1.A1" office:value-type="string">
            <text:p text:style-name="P1">Bash</text:p>
          </table:table-cell>
          <table:table-cell table:style-name="Table1.A1" office:value-type="string">
            <text:p text:style-name="P1">Awk</text:p>
          </table:table-cell>
          <table:table-cell table:style-name="Table1.A1" office:value-type="string">
            <text:p text:style-name="P1">Sed</text:p>
          </table:table-cell>
          <table:table-cell table:style-name="Table1.D1" office:value-type="string">
            <text:p text:style-name="P1">Python</text:p>
          </table:table-cell>
        </table:table-row>
        <table:table-row table:style-name="Table1.1">
          <table:table-cell table:style-name="Table1.A1" office:value-type="string">
            <text:p text:style-name="P1">Php</text:p>
          </table:table-cell>
          <table:table-cell table:style-name="Table1.A1" office:value-type="string">
            <text:p text:style-name="P1">Javascript</text:p>
          </table:table-cell>
          <table:table-cell table:style-name="Table1.A1" office:value-type="string">
            <text:p text:style-name="P1">jQuery</text:p>
          </table:table-cell>
          <table:table-cell table:style-name="Table1.D1" office:value-type="string">
            <text:p text:style-name="P1">Django</text:p>
          </table:table-cell>
        </table:table-row>
        <table:table-row table:style-name="Table1.1">
          <table:table-cell table:style-name="Table1.A1" office:value-type="string">
            <text:p text:style-name="P1">Mysql</text:p>
          </table:table-cell>
          <table:table-cell table:style-name="Table1.A1" office:value-type="string">
            <text:p text:style-name="P1">Sqlite</text:p>
          </table:table-cell>
          <table:table-cell table:style-name="Table1.A1" office:value-type="string">
            <text:p text:style-name="P1">App engine</text:p>
          </table:table-cell>
          <table:table-cell table:style-name="Table1.D1" office:value-type="string">
            <text:p text:style-name="P1">NodeJS</text:p>
          </table:table-cell>
        </table:table-row>
        <table:table-row table:style-name="Table1.1">
          <table:table-cell table:style-name="Table1.A1" office:value-type="string">
            <text:p text:style-name="P1">Git</text:p>
          </table:table-cell>
          <table:table-cell table:style-name="Table1.A1" office:value-type="string">
            <text:p text:style-name="P1">Github</text:p>
          </table:table-cell>
          <table:table-cell table:style-name="Table1.A1" office:value-type="string">
            <text:p text:style-name="P1">lesscss</text:p>
          </table:table-cell>
          <table:table-cell table:style-name="Table1.D1" office:value-type="string">
            <text:p text:style-name="P1">EC2</text:p>
          </table:table-cell>
        </table:table-row>
        <table:table-row table:style-name="Table1.1">
          <table:table-cell table:style-name="Table1.A6" office:value-type="string">
            <text:p text:style-name="P1">Docpad</text:p>
          </table:table-cell>
          <table:table-cell table:style-name="Table1.A6" office:value-type="string">
            <text:p text:style-name="P1">Expressjs</text:p>
          </table:table-cell>
          <table:table-cell table:style-name="Table1.A6" office:value-type="string">
            <text:p text:style-name="P1">MongoDB</text:p>
          </table:table-cell>
          <table:table-cell table:style-name="Table1.D6" office:value-type="string">
            <text:p text:style-name="P1">GNU Make</text:p>
          </table:table-cell>
        </table:table-row>
        <table:table-row table:style-name="Table1.1">
          <table:table-cell table:style-name="Table1.A6" office:value-type="string">
            <text:p text:style-name="P1">QUnit based testing</text:p>
          </table:table-cell>
          <table:table-cell table:style-name="Table1.A6" office:value-type="string">
            <text:p text:style-name="P1">Sinon.JS</text:p>
          </table:table-cell>
          <table:table-cell table:style-name="Table1.A6" office:value-type="string">
            <text:p text:style-name="P1">Ruby</text:p>
          </table:table-cell>
          <table:table-cell table:style-name="Table1.D6" office:value-type="string">
            <text:p text:style-name="P1">Bootstrap</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3-10-16T19:46:51</dc:date>
    <meta:print-date>2013-04-25T13:25:09</meta:print-date>
    <meta:editing-cycles>27</meta:editing-cycles>
    <meta:editing-duration>P24DT58M2S</meta:editing-duration>
    <meta:generator>LibreOffice/3.5$Linux_x86 LibreOffice_project/350m1$Build-2</meta:generator>
    <meta:document-statistic meta:table-count="1" meta:image-count="0" meta:object-count="0" meta:page-count="3" meta:paragraph-count="97" meta:word-count="665" meta:character-count="4687" meta:non-whitespace-character-count="4120"/>
    <meta:user-defined meta:name="Info 1"/>
    <meta:user-defined meta:name="Info 2"/>
    <meta:user-defined meta:name="Info 3"/>
    <meta:user-defined meta:name="Info 4"/>
  </office:meta>
</office:document-meta>
</file>